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6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'¿Quien es Richard Stallman?'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'¿Qué es la Free Software Foundation?'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'¿Qué es GPL?'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'¿Qué hizo Linus Torvals?'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'¿Qué es kernel?'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'¿Según la Free Software Foundation que libertades debe ofrecer un programa libre?'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'¿Qué es una Distro?'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'¿Qué significa Ubuntu?'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'¿De que distribución es derivado Ubuntu?'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'¿Mencione los tipos de formatos en Linux?'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'¿Qué es una partición SWAP?'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'¿Cual es el nombre del gestor de arranque que utiliza el computador cuando se tiene Linux y Window en el mismo disco duro?'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'¿Digite linea para montar unidades?'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'¿Cual es el directorio raíz en Linux?'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'¿Cual servicio de red debemos instalar para compartir archivos Linux-Window?'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'¿Qué es Synaptic?'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'¿A que se refiere demonios Daemon?'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'¿Cuál es el comando para actualizar el listado de aplicaciones?'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'¿Cuál es el comando para actualizar el el sistema?'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'¿Cuál es el comando para instalar un aplicación?'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'¿Cuál es el comando para eliminar un aplicación?'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'¿Cuál es el comando para eliminar un paquete y sus archivos de configuración?'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'El comando de linux rm se usa para eliminar archivos de un directorio'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'Monta dispositivos de almacenamiento en particiones indicadas.'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'Los paquetes de aplicaciones que poseen la extensión .RPM son característicos de la distribución'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'Almacén online de paquetes de software desde donde el sistema descarga las aplicaciones que le pedimos que instale.'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'Comando que se utiliza para cambiar de directorio'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'El escritorio de Mint se llama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4T20:25:57.351000000</meta:creation-date>
    <dc:date>2021-12-04T20:50:42.214000000</dc:date>
    <meta:editing-duration>PT24M45S</meta:editing-duration>
    <meta:editing-cycles>2</meta:editing-cycles>
    <meta:generator>LibreOffice/6.3.2.2$Windows_X86_64 LibreOffice_project/98b30e735bda24bc04ab42594c85f7fd8be07b9c</meta:generator>
    <meta:document-statistic meta:table-count="1" meta:cell-count="56" meta:object-count="0"/>
  </office:meta>
</office:document-meta>
</file>